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6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2" table:number-columns-repeated="3" table:default-cell-style-name="ce1"/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/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Default" office:value-type="float" office:value="8">
            <text:p>8</text:p>
          </table:table-cell>
          <table:table-cell table:style-name="Default"/>
          <table:table-cell table:style-name="Default" office:value-type="float" office:value="6">
            <text:p>6</text:p>
          </table:table-cell>
        </table:table-row>
        <table:table-row table:style-name="ro1">
          <table:table-cell table:style-name="Default"/>
          <table:table-cell table:style-name="Default" office:value-type="float" office:value="6">
            <text:p>6</text:p>
          </table:table-cell>
          <table:table-cell table:style-name="Default"/>
          <table:table-cell table:style-name="ce1"/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</table:table-row>
      </table:table>
      <table:table table:name="Arkusz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17.05.2017</text:date>, <text:time>02:34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 Kovalenko</meta:initial-creator>
    <meta:creation-date>2017-05-16T22:08:49.57</meta:creation-date>
    <dc:date>2017-05-17T02:34:33.76</dc:date>
    <dc:creator>Johann Kovalenko</dc:creator>
    <meta:editing-duration>PT3H10M2S</meta:editing-duration>
    <meta:editing-cycles>1</meta:editing-cycles>
    <meta:document-statistic meta:table-count="3" meta:cell-count="65" meta:object-count="0"/>
    <meta:generator>OpenOffice/4.1.3$Win32 OpenOffice.org_project/413m1$Build-9783</meta:generator>
  </office:meta>
</office:document-meta>
</file>